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8000000080FFE7BAB542E5143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302cm"/>
    </style:style>
    <style:style style:name="Tabelle1.B" style:family="table-column">
      <style:table-column-properties style:column-width="2.011cm"/>
    </style:style>
    <style:style style:name="Tabelle1.C" style:family="table-column">
      <style:table-column-properties style:column-width="12.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3" style:family="paragraph" style:parent-style-name="Table_20_Contents">
      <style:text-properties officeooo:rsid="0009fa3a" officeooo:paragraph-rsid="0009fa3a"/>
    </style:style>
    <style:style style:name="P4" style:family="paragraph" style:parent-style-name="Table_20_Contents">
      <style:text-properties fo:font-weight="bold" officeooo:rsid="0009cde9" officeooo:paragraph-rsid="0009cde9" style:font-weight-asian="bold" style:font-weight-complex="bold"/>
    </style:style>
    <style:style style:name="P5" style:family="paragraph" style:parent-style-name="Text_20_body">
      <style:text-properties officeooo:rsid="0009cde9" officeooo:paragraph-rsid="000acd8b"/>
    </style:style>
    <style:style style:name="P6" style:family="paragraph" style:parent-style-name="Text_20_body">
      <style:text-properties officeooo:rsid="0009fa3a" officeooo:paragraph-rsid="000acd8b"/>
    </style:style>
    <style:style style:name="P7" style:family="paragraph" style:parent-style-name="Text_20_body">
      <style:paragraph-properties fo:text-align="start" style:justify-single-word="false"/>
      <style:text-properties fo:font-size="18pt" fo:font-weight="bold" officeooo:rsid="000acd8b" officeooo:paragraph-rsid="000acd8b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6pt" fo:font-weight="bold" officeooo:rsid="0009cde9" officeooo:paragraph-rsid="0009cde9" style:font-size-asian="26pt" style:font-weight-asian="bold" style:font-size-complex="26pt" style:font-weight-complex="bold"/>
    </style:style>
    <style:style style:name="P9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P10" style:family="paragraph" style:parent-style-name="Heading_20_1">
      <style:text-properties officeooo:rsid="0009cde9" officeooo:paragraph-rsid="0009cde9"/>
    </style:style>
    <style:style style:name="P11" style:family="paragraph" style:parent-style-name="Table_20_Contents">
      <style:text-properties officeooo:rsid="000e01f1" officeooo:paragraph-rsid="000e01f1"/>
    </style:style>
    <style:style style:name="P12" style:family="paragraph" style:parent-style-name="Text_20_body">
      <style:text-properties officeooo:rsid="0009fa3a" officeooo:paragraph-rsid="000acd8b"/>
    </style:style>
    <style:style style:name="P13" style:family="paragraph" style:parent-style-name="Text_20_body" style:list-style-name="L1" style:master-page-name="">
      <style:paragraph-properties fo:margin-top="0cm" fo:margin-bottom="0cm" loext:contextual-spacing="false" fo:text-align="start" style:justify-single-word="false" style:page-number="auto"/>
      <style:text-properties fo:font-size="11pt" fo:font-weight="normal" officeooo:rsid="0009fa3a" officeooo:paragraph-rsid="000acd8b" style:font-size-asian="11pt" style:font-weight-asian="normal" style:font-size-complex="11pt" style:font-weight-complex="normal"/>
    </style:style>
    <style:style style:name="P14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15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size="11pt" fo:font-weight="normal" officeooo:rsid="000d20bf" officeooo:paragraph-rsid="000d20bf" style:font-size-asian="11pt" style:font-weight-asian="normal" style:font-size-complex="11pt" style:font-weight-complex="normal"/>
    </style:style>
    <style:style style:name="P16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size="11pt" fo:font-weight="normal" officeooo:rsid="000e01f1" officeooo:paragraph-rsid="000e01f1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T1" style:family="text">
      <style:text-properties officeooo:rsid="000acd8b"/>
    </style:style>
    <style:style style:name="T2" style:family="text">
      <style:text-properties style:font-name="Liberation Sans" fo:font-size="16.1000003814697pt" fo:font-weight="bold" officeooo:rsid="000acd8b" style:font-name-asian="Microsoft YaHei" style:font-size-asian="16.1000003814697pt" style:font-weight-asian="bold" style:font-name-complex="Arial" style:font-size-complex="16.1000003814697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cd8b" style:font-weight-asian="normal" style:font-weight-complex="normal"/>
    </style:style>
    <style:style style:name="T5" style:family="text">
      <style:text-properties officeooo:rsid="000d20bf"/>
    </style:style>
    <style:style style:name="T6" style:family="text">
      <style:text-properties officeooo:rsid="000e01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ser Manual BatInspector</text:p>
      <text:p text:style-name="P2"/>
      <text:p text:style-name="P2"><text:span text:style-name="T4">Software</text:span><text:span text:style-name="T3">Version:</text:span><text:tab/><text:span text:style-name="T1">0.1</text:span></text:p>
      <text:p text:style-name="P2"><text:span text:style-name="T3">Date:</text:span><text:tab/><text:tab/><text:tab/><text:span text:style-name="T1">22-03-15</text:span></text:p>
      <text:p text:style-name="P2"/>
      <text:p text:style-name="P2"/>
      <text:p text:style-name="P5">BatInspector is a software to analyze and manage recordings of bat calls.</text:p>
      <text:p text:style-name="P6">It supports Elekon BatCorder project<text:span text:style-name="T1">s as well as plain WAV files</text:span></text:p>
      <text:p text:style-name="P6"/>
      <text:p text:style-name="P7">Main Features:</text:p>
      <text:list xml:id="list2510923981" text:style-name="L1">
        <text:list-item>
          <text:p text:style-name="P13">manage bat recordings</text:p>
        </text:list-item>
        <text:list-item>
          <text:p text:style-name="P14">Analyze bat calls:<text:line-break/>-frequency <text:s/>max<text:line-break/>- <text:span text:style-name="T5">frequency min<text:line-break/>- </text:span>duration<text:line-break/>- <text:span text:style-name="T5">many more</text:span></text:p>
        </text:list-item>
        <text:list-item>
          <text:p text:style-name="P15">Waterfall diagrams:<text:line-break/>- zoom in and out<text:line-break/>- zoom to detected call</text:p>
        </text:list-item>
        <text:list-item>
          <text:p text:style-name="P16">play recordings in original and 10x stretched speed</text:p>
        </text:list-item>
        <text:list-item>
          <text:p text:style-name="P15">Automatic species detection (experimental)</text:p>
        </text:list-item>
        <text:list-item>
          <text:p text:style-name="P15">Manual species detection</text:p>
        </text:list-item>
        <text:list-item>
          <text:p text:style-name="P15">Display filtering </text:p>
        </text:list-item>
      </text:list>
      <text:p text:style-name="P17"/>
      <text:table-of-content text:style-name="Sect1" text:protected="true" text:name="Inhaltsverzeichnis1">
        <text:table-of-content-source text:outline-level="3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dex</text:p>
          </text:index-title>
          <text:p text:style-name="P1"><text:a xlink:type="simple" xlink:href="#__RefHeading___Toc211_1370363548" text:style-name="Index_20_Link" text:visited-style-name="Index_20_Link">1 Document History<text:tab/>1</text:a></text:p>
          <text:p text:style-name="P1"><text:a xlink:type="simple" xlink:href="#__RefHeading___Toc105_1370363548" text:style-name="Index_20_Link" text:visited-style-name="Index_20_Link">2 Introduction<text:tab/>1</text:a></text:p>
        </text:index-body>
      </text:table-of-content>
      <text:p text:style-name="P2"/>
      <text:h text:style-name="Heading_20_1" text:outline-level="1"><text:bookmark-start text:name="__RefHeading___Toc211_1370363548"/>Document History<text:bookmark-end text:name="__RefHeading___Toc211_1370363548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Date</text:p>
          </table:table-cell>
          <table:table-cell table:style-name="Tabelle1.A1" office:value-type="string">
            <text:p text:style-name="P4">Author</text:p>
          </table:table-cell>
          <table:table-cell table:style-name="Tabelle1.C1" office:value-type="string">
            <text:p text:style-name="P4">Changes</text:p>
          </table:table-cell>
        </table:table-row>
        <table:table-row>
          <table:table-cell table:style-name="Tabelle1.A2" office:value-type="string">
            <text:p text:style-name="P3">22-<text:span text:style-name="T6">0</text:span>3-15</text:p>
          </table:table-cell>
          <table:table-cell table:style-name="Tabelle1.A2" office:value-type="string">
            <text:p text:style-name="P3">CMU</text:p>
          </table:table-cell>
          <table:table-cell table:style-name="Tabelle1.C2" office:value-type="string">
            <text:p text:style-name="P3">Initial version</text:p>
          </table:table-cell>
        </table:table-row>
      </table:table>
      <text:p text:style-name="Text_20_body"/>
      <text:h text:style-name="P10" text:outline-level="1"><text:bookmark-start text:name="__RefHeading___Toc105_1370363548"/>Introduction<text:bookmark-end text:name="__RefHeading___Toc105_1370363548"/></text:h>
      <text:h text:style-name="Heading_20_1" text:outline-level="1">Installation <text:span text:style-name="T1">and setup</text:span></text:h>
      <text:h text:style-name="Heading_20_1" text:outline-level="1">Basic Workflow</text:h>
      <text:h text:style-name="Heading_20_2" text:outline-level="2">Open a Project</text:h>
      <text:h text:style-name="Heading_20_2" text:outline-level="2">Analyze calls automatically</text:h>
      <text:h text:style-name="Heading_20_2" text:outline-level="2"><text:span text:style-name="T2">Working with</text:span> <text:span text:style-name="T2">F</text:span>ilter<text:span text:style-name="T1">s</text:span></text:h>
      <text:h text:style-name="Heading_20_2" text:outline-level="2">Analyze calls manually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A1" style:family="table-cell">
      <style:table-cell-properties fo:padding="0.097cm" fo:border="none"/>
    </style:style>
    <style:style style:name="Tabelle3.A2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Table_20_Contents">
      <style:text-properties officeooo:rsid="000e01f1" officeooo:paragraph-rsid="000e01f1"/>
    </style:style>
    <style:style style:name="MP2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e3" table:style-name="Tabelle3">
          <table:table-column table:style-name="Tabelle3.A" table:number-columns-repeated="2"/>
          <table:table-row>
            <table:table-cell table:style-name="Tabelle3.A1" office:value-type="string">
              <text:p text:style-name="MP1">User Manual BatInspector V0.1</text:p>
            </table:table-cell>
            <table:table-cell table:style-name="Tabelle3.A1" office:value-type="string">
              <text:p text:style-name="Table_20_Contents"><draw:frame draw:style-name="Mfr1" draw:name="Bild2" text:anchor-type="paragraph" svg:x="6.978cm" svg:y="-0.106cm" svg:width="1.334cm" svg:height="1.334cm" draw:z-index="0"><draw:image xlink:href="Pictures/100002010000008000000080FFE7BAB542E51439.png" xlink:type="simple" xlink:show="embed" xlink:actuate="onLoad" loext:mime-type="image/png"/></draw:frame></text:p>
            </table:table-cell>
          </table:table-row>
          <table:table-row>
            <table:table-cell table:style-name="Tabelle3.A2" office:value-type="string">
              <text:p text:style-name="Table_20_Contents"/>
            </table:table-cell>
            <table:table-cell table:style-name="Tabelle3.A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MP2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5T15:05:01.511000000</meta:creation-date>
    <dc:date>2022-03-16T11:45:52.991000000</dc:date>
    <meta:editing-duration>PT15M21S</meta:editing-duration>
    <meta:editing-cycles>4</meta:editing-cycles>
    <meta:generator>LibreOffice/6.3.5.2$Windows_X86_64 LibreOffice_project/dd0751754f11728f69b42ee2af66670068624673</meta:generator>
    <meta:document-statistic meta:table-count="2" meta:image-count="1" meta:object-count="0" meta:page-count="2" meta:paragraph-count="32" meta:word-count="135" meta:character-count="794" meta:non-whitespace-character-count="702"/>
  </office:meta>
</office:document-meta>
</file>